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color="#000000"/>
    </style:style>
    <style:style style:name="P2" style:family="paragraph" style:parent-style-name="Text_20_body" style:list-style-name="L6"/>
    <style:style style:name="P3" style:family="paragraph" style:parent-style-name="Text_20_body" style:list-style-name="L1">
      <style:paragraph-properties fo:margin-left="1in" fo:margin-right="0in" fo:margin-top="0in" fo:margin-bottom="0in" loext:contextual-spacing="false" fo:text-indent="0in" style:auto-text-indent="false"/>
    </style:style>
    <style:style style:name="P4" style:family="paragraph" style:parent-style-name="Text_20_body" style:list-style-name="L3">
      <style:paragraph-properties fo:margin-left="1in" fo:margin-right="0in" fo:margin-top="0in" fo:margin-bottom="0in" loext:contextual-spacing="false" fo:text-indent="0in" style:auto-text-indent="false"/>
      <style:text-properties style:font-name="Times New Roman"/>
    </style:style>
    <style:style style:name="P5" style:family="paragraph" style:parent-style-name="Text_20_body" style:list-style-name="L9">
      <style:paragraph-properties fo:margin-left="1in" fo:margin-right="0in" fo:margin-top="0in" fo:margin-bottom="0in" loext:contextual-spacing="false" fo:text-indent="0in" style:auto-text-indent="false"/>
      <style:text-properties style:font-name="Times New Roman"/>
    </style:style>
    <style:style style:name="P6" style:family="paragraph" style:parent-style-name="Text_20_body" style:list-style-name="L7">
      <style:paragraph-properties fo:margin-left="1in" fo:margin-right="0in" fo:margin-top="0in" fo:margin-bottom="0in" loext:contextual-spacing="false" fo:text-indent="0in" style:auto-text-indent="false"/>
    </style:style>
    <style:style style:name="P7" style:family="paragraph" style:parent-style-name="Text_20_body" style:list-style-name="L16">
      <style:paragraph-properties fo:margin-left="1in" fo:margin-right="0in" fo:margin-top="0in" fo:margin-bottom="0in" loext:contextual-spacing="false" fo:text-indent="0in" style:auto-text-indent="false"/>
    </style:style>
    <style:style style:name="P8" style:family="paragraph" style:parent-style-name="Text_20_body" style:list-style-name="L1">
      <style:paragraph-properties fo:margin-left="1in" fo:margin-right="0in" fo:text-indent="0in" style:auto-text-indent="false"/>
    </style:style>
    <style:style style:name="P9" style:family="paragraph" style:parent-style-name="Text_20_body" style:list-style-name="L3">
      <style:paragraph-properties fo:margin-left="1in" fo:margin-right="0in" fo:text-indent="0in" style:auto-text-indent="false"/>
    </style:style>
    <style:style style:name="P10" style:family="paragraph" style:parent-style-name="Text_20_body" style:list-style-name="L7">
      <style:paragraph-properties fo:margin-left="1in" fo:margin-right="0in" fo:text-indent="0in" style:auto-text-indent="false"/>
    </style:style>
    <style:style style:name="P11" style:family="paragraph" style:parent-style-name="Text_20_body" style:list-style-name="L9">
      <style:paragraph-properties fo:margin-left="1in" fo:margin-right="0in" fo:text-indent="0in" style:auto-text-indent="false"/>
    </style:style>
    <style:style style:name="P12" style:family="paragraph" style:parent-style-name="Text_20_body" style:list-style-name="L15">
      <style:paragraph-properties fo:margin-left="1in" fo:margin-right="0in" fo:text-indent="0in" style:auto-text-indent="false"/>
    </style:style>
    <style:style style:name="P13" style:family="paragraph" style:parent-style-name="Text_20_body" style:list-style-name="L16">
      <style:paragraph-properties fo:margin-left="1in" fo:margin-right="0in" fo:text-indent="0in" style:auto-text-indent="false"/>
    </style:style>
    <style:style style:name="P14" style:family="paragraph" style:parent-style-name="Text_20_body">
      <style:paragraph-properties fo:margin-left="1.25in" fo:margin-right="0in" fo:text-indent="0in" style:auto-text-indent="false"/>
    </style:style>
    <style:style style:name="P15" style:family="paragraph" style:parent-style-name="Text_20_body">
      <style:paragraph-properties fo:margin-left="1.25in" fo:margin-right="0in" fo:text-indent="0in" style:auto-text-indent="false"/>
      <style:text-properties officeooo:paragraph-rsid="0007f555"/>
    </style:style>
    <style:style style:name="P16" style:family="paragraph" style:parent-style-name="Text_20_body">
      <style:paragraph-properties fo:margin-left="1.5in" fo:margin-right="0in" fo:text-indent="0in" style:auto-text-indent="false"/>
      <style:text-properties fo:color="#000000"/>
    </style:style>
    <style:style style:name="P17" style:family="paragraph" style:parent-style-name="Text_20_body">
      <style:paragraph-properties fo:margin-left="2in" fo:margin-right="0in" fo:text-indent="0in" style:auto-text-indent="false"/>
    </style:style>
    <style:style style:name="P18" style:family="paragraph" style:parent-style-name="Text_20_body" style:list-style-name="L2">
      <style:paragraph-properties fo:margin-top="0in" fo:margin-bottom="0.0972in" loext:contextual-spacing="false"/>
    </style:style>
    <style:style style:name="P19" style:family="paragraph" style:parent-style-name="Text_20_body" style:list-style-name="L2">
      <style:paragraph-properties fo:margin-top="0in" fo:margin-bottom="0.0972in" loext:contextual-spacing="false"/>
      <style:text-properties style:font-name="Times New Roman"/>
    </style:style>
    <style:style style:name="P20" style:family="paragraph" style:parent-style-name="Text_20_body" style:list-style-name="L8">
      <style:paragraph-properties fo:margin-top="0in" fo:margin-bottom="0.0972in" loext:contextual-spacing="false"/>
      <style:text-properties style:font-name="Times New Roman"/>
    </style:style>
    <style:style style:name="P21" style:family="paragraph" style:parent-style-name="Text_20_body" style:list-style-name="L4">
      <style:paragraph-properties fo:margin-top="0in" fo:margin-bottom="0.0972in" loext:contextual-spacing="false"/>
    </style:style>
    <style:style style:name="P22" style:family="paragraph" style:parent-style-name="Text_20_body" style:list-style-name="L5">
      <style:paragraph-properties fo:margin-top="0in" fo:margin-bottom="0.0972in" loext:contextual-spacing="false"/>
    </style:style>
    <style:style style:name="P23" style:family="paragraph" style:parent-style-name="Text_20_body" style:list-style-name="L8">
      <style:paragraph-properties fo:margin-top="0in" fo:margin-bottom="0.0972in" loext:contextual-spacing="false"/>
    </style:style>
    <style:style style:name="P24" style:family="paragraph" style:parent-style-name="Text_20_body" style:list-style-name="L10">
      <style:paragraph-properties fo:margin-top="0in" fo:margin-bottom="0.0972in" loext:contextual-spacing="false"/>
    </style:style>
    <style:style style:name="P25" style:family="paragraph" style:parent-style-name="Text_20_body" style:list-style-name="L13">
      <style:paragraph-properties fo:margin-top="0in" fo:margin-bottom="0.0972in" loext:contextual-spacing="false"/>
    </style:style>
    <style:style style:name="P26" style:family="paragraph" style:parent-style-name="Text_20_body" style:list-style-name="L14">
      <style:paragraph-properties fo:margin-top="0in" fo:margin-bottom="0.0972in" loext:contextual-spacing="false"/>
    </style:style>
    <style:style style:name="T1" style:family="text">
      <style:text-properties fo:color="#000000"/>
    </style:style>
    <style:style style:name="T2" style:family="text">
      <style:text-properties style:font-name="Times New Roman"/>
    </style:style>
    <style:style style:name="T3" style:family="text">
      <style:text-properties style:font-name="Times New Roman" fo:font-weight="bold"/>
    </style:style>
    <style:style style:name="T4" style:family="text">
      <style:text-properties style:font-name="Times New Roman" style:text-underline-style="solid" style:text-underline-width="auto" style:text-underline-color="font-color"/>
    </style:style>
    <style:style style:name="T5" style:family="text">
      <style:text-properties officeooo:rsid="0007f555"/>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bookmark text:name="anonymous_element_18"/><text:span text:style-name="T1">Tarea Febrero 12</text:span> </text:h>
      <text:list xml:id="list1615877323845864397" text:style-name="L6">
        <text:list-item>
          <text:p text:style-name="P2">1.Entregar el análisis visual completado en el Faulkner Gallery este fin de semana. Acuerdate de escribir en oraciones completas y con el vocabulario adecuado. </text:p>
        </text:list-item>
      </text:list>
      <text:p text:style-name="Text_20_body">2.Ver película La Historia Oficial antes de clase. Al ir viendola prepara las siguientes preguntas: </text:p>
      <text:p text:style-name="Text_20_body">3. <text:span text:style-name="T2">Tomar apuntes detallados para poder preparar los temas de discusión de un manera adecuada y para poder participar activamente en clase.</text:span></text:p>
      <text:p text:style-name="Text_20_body"/>
      <text:list xml:id="list9143802546335307609" text:style-name="L7">
        <text:list-item>
          <text:list>
            <text:list-item>
              <text:p text:style-name="P6"><text:span text:style-name="T2">Apuntar imágenes y escenas llamativas.  Pensar en las posibles funciones de éstas.</text:span> </text:p>
            </text:list-item>
            <text:list-item>
              <text:p text:style-name="P10"><text:span text:style-name="T2">Estudien la siguiente lista de vocabulario cinematográfico para poder hablar de las imágenes, escenas, ángulos cinematográficos con especificidad y precisión:</text:span> </text:p>
            </text:list-item>
          </text:list>
        </text:list-item>
      </text:list>
      <text:p text:style-name="Text_20_body"/>
      <text:p text:style-name="P14">                  alumbrado - lighting</text:p>
      <text:p text:style-name="Text_20_body"/>
      <text:p text:style-name="P14">                  ángulo de visión - angle of view</text:p>
      <text:p text:style-name="Text_20_body"/>
      <text:p text:style-name="P14">                  avance temporal - flash-forward</text:p>
      <text:p text:style-name="Text_20_body"/>
      <text:p text:style-name="P14">                  banda de sonido / banda sonora – soundtrack</text:p>
      <text:p text:style-name="Text_20_body"/>
      <text:p text:style-name="P14">                  cámara – camera</text:p>
      <text:p text:style-name="Text_20_body"/>
      <text:p text:style-name="P14">                  cámara lenta - slow motion</text:p>
      <text:p text:style-name="Text_20_body"/>
      <text:p text:style-name="P14">                  cenital – overhead shot</text:p>
      <text:p text:style-name="Text_20_body"/>
      <text:p text:style-name="P14">                  efectos técnicos - special effects</text:p>
      <text:p text:style-name="Text_20_body"/>
      <text:p text:style-name="P14">                  efectos sonoros - sound effects</text:p>
      <text:p text:style-name="Text_20_body"><text:soft-page-break/></text:p>
      <text:p text:style-name="P14">                  marco - frame</text:p>
      <text:p text:style-name="Text_20_body"/>
      <text:p text:style-name="P14">                  marco congelado / plano congelado - freeze frame</text:p>
      <text:p text:style-name="Text_20_body"/>
      <text:p text:style-name="P14">                  montaje – editing – sequence of shots, juxtaposition of images, etc.</text:p>
      <text:p text:style-name="Text_20_body"/>
      <text:p text:style-name="P14">                  papeles secundarios – supporting roles</text:p>
      <text:p text:style-name="Text_20_body"/>
      <text:p text:style-name="P14">                  <text:span text:style-name="T1">plano americano – medium-long shot </text:span></text:p>
      <text:p text:style-name="Text_20_body"/>
      <text:p text:style-name="P16">plano grande – long shot </text:p>
      <text:p text:style-name="Text_20_body"/>
      <text:p text:style-name="P1">                                                plano medio – medium shot</text:p>
      <text:p text:style-name="Text_20_body"/>
      <text:p text:style-name="P14">                  primer plano – close-up</text:p>
      <text:p text:style-name="Text_20_body"/>
      <text:p text:style-name="P14">                  primera figura – star – primera dama – leading lady</text:p>
      <text:p text:style-name="Text_20_body"/>
      <text:p text:style-name="P14">                  puesta en escena – what is within the screen image                                                     retroceso temporal - flash-back</text:p>
      <text:p text:style-name="Text_20_body"/>
      <text:p text:style-name="P14">                  secuencia – scene</text:p>
      <text:p text:style-name="Text_20_body"/>
      <text:p text:style-name="P14">                  segunda figura – supporting actor</text:p>
      <text:p text:style-name="Text_20_body"/>
      <text:p text:style-name="P14">                  sonido – sound</text:p>
      <text:p text:style-name="Text_20_body"/>
      <text:p text:style-name="P17"><text:soft-page-break/>sonido diegético – sonido que parece proceder directamente del espacio de la película (por ejemplo – conversaciones entre personajes, sonidos de objetos que aparecen en la pantalla)</text:p>
      <text:p text:style-name="Text_20_body"/>
      <text:p text:style-name="P17">sonido extradiegético – sonido que procede del exterior del espacio de la imagen cinematográfica (por ejemplo – música "de fondo" o voz en off)</text:p>
      <text:p text:style-name="Text_20_body"/>
      <text:p text:style-name="P14">                  subtítulos – subtitles</text:p>
      <text:p text:style-name="Text_20_body"/>
      <text:p text:style-name="P14">                  toma - take</text:p>
      <text:p text:style-name="Text_20_body"/>
      <text:p text:style-name="P14">                  toma aérea - aerial take</text:p>
      <text:p text:style-name="Text_20_body"/>
      <text:p text:style-name="P14">                  toma panorámica - panoramic shot</text:p>
      <text:p text:style-name="Text_20_body"/>
      <text:p text:style-name="P14">                  vestuario – costumes</text:p>
      <text:p text:style-name="Text_20_body"/>
      <text:p text:style-name="Text_20_body"/>
      <text:p text:style-name="Text_20_body"/>
      <text:p text:style-name="Text_20_body"><text:span text:style-name="T3">Preguntas/tareas para la discusión</text:span><text:span text:style-name="T2">:</text:span></text:p>
      <text:p text:style-name="Text_20_body"/>
      <text:list xml:id="list1084113778476218252" text:style-name="L8">
        <text:list-item>
          <text:p text:style-name="P23"><text:span text:style-name="T2">Describan el contexto político en la película. ¿Cuál es la situación política en ese momento de la historia? Por ejemplo, investigar el golpe de estado argentino de 1976, la Guerra de las Malvinas (Falkland Islands), la “guerra sucia” y los desaparecidos.</text:span> </text:p>
        </text:list-item>
        <text:list-item>
          <text:p text:style-name="P20">Caractericen a los siguientes personajes: Alicia, Benítez, Ana. </text:p>
        </text:list-item>
      </text:list>
      <text:p text:style-name="Text_20_body"/>
      <text:list xml:id="list7665187932994911035" text:style-name="L9">
        <text:list-item>
          <text:list>
            <text:list-item>
              <text:p text:style-name="P5">¿Cómo es cada personaje? (Considerar sus características personales, profesionales, de clase social, etc.) </text:p>
            </text:list-item>
            <text:list-item>
              <text:p text:style-name="P5">¿Cuál es la forma en que se caracteriza a cada personaje en la película?  (Pensar en sus acciones, sus ideas sobre la familia, su ideología política, su forma de vestir, su manera de hablar, su profesión, cómo lo enfoca la cámara, etc.) </text:p>
            </text:list-item>
            <text:list-item>
              <text:p text:style-name="P11"><text:soft-page-break/><text:span text:style-name="T2">¿A qué conclusiones sobre cada uno lo/la lleva esta evidencia?</text:span> </text:p>
            </text:list-item>
          </text:list>
        </text:list-item>
      </text:list>
      <text:p text:style-name="Text_20_body"/>
      <text:list xml:id="list6874791058159909547" text:style-name="L10">
        <text:list-item>
          <text:p text:style-name="P24"><text:span text:style-name="T2">Describan el comienzo y el fin de la película y explicar cómo se relacionan estos dos momentos. Explicar de qué manera el fin resuelve la problemática que se va desarrollando durante la película.</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0T07:10:57.488482000</meta:creation-date>
    <dc:date>2018-02-10T13:32:15.704876000</dc:date>
    <meta:editing-duration>PT6H21M20S</meta:editing-duration>
    <meta:editing-cycles>2</meta:editing-cycles>
    <meta:generator>LibreOffice/5.2.5.1$MacOSX_X86_64 LibreOffice_project/0312e1a284a7d50ca85a365c316c7abbf20a4d22</meta:generator>
    <meta:print-date>2018-02-10T08:38:44.686815000</meta:print-date>
    <meta:document-statistic meta:table-count="0" meta:image-count="0" meta:object-count="0" meta:page-count="4" meta:paragraph-count="42" meta:word-count="428" meta:character-count="3334" meta:non-whitespace-character-count="2369"/>
  </office:meta>
</office:document-meta>
</file>